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Arial MSFontServic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left="0cm" fo:margin-right="0cm" fo:text-align="justify" style:justify-single-word="false" fo:orphans="2" fo:widows="2" fo:text-indent="0cm" style:auto-text-indent="false"/>
      <style:text-properties officeooo:paragraph-rsid="001423fc"/>
    </style:style>
    <style:style style:name="P2" style:family="paragraph" style:parent-style-name="Standard">
      <style:paragraph-properties fo:margin-left="0cm" fo:margin-right="0cm" fo:text-align="justify" style:justify-single-word="false" fo:orphans="2" fo:widows="2" fo:text-indent="0cm" style:auto-text-indent="false"/>
      <style:text-properties officeooo:paragraph-rsid="0014cf24"/>
    </style:style>
    <style:style style:name="P3" style:family="paragraph" style:parent-style-name="Standard">
      <style:paragraph-properties fo:margin-left="0cm" fo:margin-right="0cm" fo:text-align="justify" style:justify-single-word="false" fo:orphans="2" fo:widows="2" fo:text-indent="0cm" style:auto-text-indent="false"/>
      <style:text-properties fo:font-weight="bold" officeooo:paragraph-rsid="001423fc" style:font-weight-asian="bold" style:font-weight-complex="bold"/>
    </style:style>
    <style:style style:name="P4" style:family="paragraph" style:parent-style-name="Standard">
      <style:paragraph-properties fo:margin-left="0cm" fo:margin-right="0cm" fo:text-align="justify" style:justify-single-word="false" fo:orphans="2" fo:widows="2" fo:text-indent="0cm" style:auto-text-indent="false"/>
      <style:text-properties fo:font-weight="normal" officeooo:paragraph-rsid="0014cf24" style:font-weight-asian="normal" style:font-weight-complex="normal"/>
    </style:style>
    <style:style style:name="P5" style:family="paragraph" style:parent-style-name="Standard">
      <style:paragraph-properties fo:margin-left="0cm" fo:margin-right="0cm" fo:text-align="justify" style:justify-single-word="false" fo:orphans="2" fo:widows="2" fo:text-indent="0cm" style:auto-text-indent="false" style:writing-mode="lr-tb"/>
      <style:text-properties style:text-position="0% 100%" fo:font-weight="normal" officeooo:rsid="0016be01" officeooo:paragraph-rsid="0016be01" style:font-weight-asian="normal" style:font-weight-complex="normal"/>
    </style:style>
    <style:style style:name="P6" style:family="paragraph" style:parent-style-name="Standard">
      <style:paragraph-properties fo:margin-left="0cm" fo:margin-right="0cm" fo:text-align="justify" style:justify-single-word="false" fo:orphans="2" fo:widows="2" fo:text-indent="0cm" style:auto-text-indent="false" style:writing-mode="lr-tb"/>
      <style:text-properties style:text-position="0% 100%" fo:font-weight="normal" officeooo:rsid="0017b3d6" officeooo:paragraph-rsid="0017b3d6" style:font-weight-asian="normal" style:font-weight-complex="normal"/>
    </style:style>
    <style:style style:name="P7" style:family="paragraph" style:parent-style-name="Standard">
      <style:paragraph-properties fo:margin-left="0cm" fo:margin-right="0cm" fo:text-align="justify" style:justify-single-word="false" fo:orphans="2" fo:widows="2" fo:text-indent="0cm" style:auto-text-indent="false" style:writing-mode="lr-tb"/>
      <style:text-properties style:text-position="0% 100%" fo:font-weight="normal" officeooo:rsid="0019c874" officeooo:paragraph-rsid="0019c874" style:font-weight-asian="normal" style:font-weight-complex="normal"/>
    </style:style>
    <style:style style:name="P8" style:family="paragraph" style:parent-style-name="Standard">
      <style:paragraph-properties fo:margin-left="0cm" fo:margin-right="0cm" fo:text-align="justify" style:justify-single-word="false" fo:orphans="2" fo:widows="2" fo:text-indent="0cm" style:auto-text-indent="false" style:writing-mode="lr-tb"/>
      <style:text-properties style:text-position="0% 100%" fo:font-weight="normal" officeooo:rsid="001a0b54" officeooo:paragraph-rsid="001a0b54" style:font-weight-asian="normal" style:font-weight-complex="normal"/>
    </style:style>
    <style:style style:name="P9" style:family="paragraph" style:parent-style-name="Standard">
      <style:paragraph-properties fo:margin-left="0cm" fo:margin-right="0cm" fo:text-align="justify" style:justify-single-word="false" fo:orphans="2" fo:widows="2" fo:text-indent="0cm" style:auto-text-indent="false" style:writing-mode="lr-tb"/>
      <style:text-properties style:text-position="0% 100%" fo:font-weight="normal" officeooo:rsid="001bae1d" officeooo:paragraph-rsid="001bae1d" style:font-weight-asian="normal" style:font-weight-complex="normal"/>
    </style:style>
    <style:style style:name="P10" style:family="paragraph" style:parent-style-name="Standard">
      <style:paragraph-properties fo:margin-left="0cm" fo:margin-right="0cm" fo:text-align="justify" style:justify-single-word="false" fo:orphans="2" fo:widows="2" fo:text-indent="0cm" style:auto-text-indent="false" style:writing-mode="lr-tb"/>
      <style:text-properties style:text-position="0% 100%" fo:font-weight="bold" officeooo:rsid="0016be01" officeooo:paragraph-rsid="0016be01" style:font-weight-asian="bold" style:font-weight-complex="bold"/>
    </style:style>
    <style:style style:name="P11" style:family="paragraph" style:parent-style-name="Standard">
      <style:paragraph-properties fo:margin-left="0cm" fo:margin-right="0cm" fo:text-align="justify" style:justify-single-word="false" fo:orphans="2" fo:widows="2" fo:text-indent="0cm" style:auto-text-indent="false" style:writing-mode="lr-tb"/>
      <style:text-properties style:text-position="0% 100%" fo:font-weight="bold" officeooo:rsid="0019c874" officeooo:paragraph-rsid="0019c874" style:font-weight-asian="bold" style:font-weight-complex="bold"/>
    </style:style>
    <style:style style:name="P12" style:family="paragraph" style:parent-style-name="Standard">
      <style:paragraph-properties fo:margin-left="0cm" fo:margin-right="0cm" fo:text-align="justify" style:justify-single-word="false" fo:orphans="2" fo:widows="2" fo:text-indent="0cm" style:auto-text-indent="false" style:writing-mode="lr-tb"/>
      <style:text-properties style:text-position="0% 100%" fo:font-weight="bold" officeooo:rsid="001a0b54" officeooo:paragraph-rsid="001a0b54" style:font-weight-asian="bold" style:font-weight-complex="bold"/>
    </style:style>
    <style:style style:name="P13" style:family="paragraph" style:parent-style-name="Standard">
      <style:paragraph-properties fo:margin-left="0cm" fo:margin-right="0cm" fo:text-align="justify" style:justify-single-word="false" fo:orphans="2" fo:widows="2" fo:text-indent="0cm" style:auto-text-indent="false" style:writing-mode="lr-tb"/>
      <style:text-properties style:text-position="0% 100%" fo:font-weight="bold" officeooo:rsid="001bae1d" officeooo:paragraph-rsid="001bae1d" style:font-weight-asian="bold" style:font-weight-complex="bold"/>
    </style:style>
    <style:style style:name="P14" style:family="paragraph" style:parent-style-name="Text_20_body">
      <style:paragraph-properties fo:margin-left="0cm" fo:margin-right="0cm" fo:text-align="justify" style:justify-single-word="false" fo:orphans="2" fo:widows="2" fo:text-indent="0cm" style:auto-text-indent="false"/>
      <style:text-properties officeooo:paragraph-rsid="001423fc" loext:padding="0cm" loext:border="none"/>
    </style:style>
    <style:style style:name="P15" style:family="paragraph" style:parent-style-name="Text_20_body">
      <style:paragraph-properties fo:margin-left="0cm" fo:margin-right="0cm" fo:text-align="justify" style:justify-single-word="false" fo:orphans="2" fo:widows="2" fo:text-indent="0cm" style:auto-text-indent="false"/>
      <style:text-properties fo:font-weight="normal" officeooo:paragraph-rsid="0014cf24" style:font-weight-asian="normal" style:font-weight-complex="normal" loext:padding="0cm" loext:border="none"/>
    </style:style>
    <style:style style:name="P16" style:family="paragraph" style:parent-style-name="Text_20_body">
      <style:paragraph-properties fo:margin-left="0cm" fo:margin-right="0cm" fo:margin-top="0cm" fo:margin-bottom="0cm" loext:contextual-spacing="false" fo:text-indent="0cm" style:auto-text-indent="false" fo:padding="0cm" fo:border="none"/>
      <style:text-properties loext:padding="0cm" loext:border="none"/>
    </style:style>
    <style:style style:name="P17" style:family="paragraph" style:parent-style-name="Text_20_body">
      <style:paragraph-properties fo:margin-left="0cm" fo:margin-right="0cm" fo:margin-top="0cm" fo:margin-bottom="0cm" loext:contextual-spacing="false" fo:text-indent="0cm" style:auto-text-indent="false"/>
      <style:text-properties loext:padding="0cm" loext:border="none"/>
    </style:style>
    <style:style style:name="T1" style:family="text">
      <style:text-properties fo:language="es" fo:country="ES"/>
    </style:style>
    <style:style style:name="T2" style:family="text">
      <style:text-properties fo:language="es" fo:country="ES" loext:padding="0cm" loext:border="none"/>
    </style:style>
    <style:style style:name="T3" style:family="text">
      <style:text-properties fo:language="es" fo:country="ES" fo:font-weight="bold" style:font-weight-asian="bold" style:font-weight-complex="bold" loext:padding="0cm" loext:border="none"/>
    </style:style>
    <style:style style:name="T4" style:family="text">
      <style:text-properties fo:language="es" fo:country="ES" fo:font-weight="bold" officeooo:rsid="0014cf24" style:font-weight-asian="bold" style:font-weight-complex="bold" loext:padding="0cm" loext:border="none"/>
    </style:style>
    <style:style style:name="T5" style:family="text">
      <style:text-properties fo:language="es" fo:country="ES" fo:font-weight="normal" style:font-weight-asian="normal" style:font-weight-complex="normal" loext:padding="0cm" loext:border="none"/>
    </style:style>
    <style:style style:name="T6" style:family="text">
      <style:text-properties fo:language="es" fo:country="ES" fo:font-weight="normal" officeooo:rsid="0014cf24" style:font-weight-asian="normal" style:font-weight-complex="normal" loext:padding="0cm" loext:border="none"/>
    </style:style>
    <style:style style:name="T7" style:family="text">
      <style:text-properties fo:language="es" fo:country="ES" officeooo:rsid="0014cf24"/>
    </style:style>
    <style:style style:name="T8" style:family="text">
      <style:text-properties fo:language="es" fo:country="ES" officeooo:rsid="0014cf24" loext:padding="0cm" loext:border="none"/>
    </style:style>
    <style:style style:name="T9" style:family="text">
      <style:text-properties fo:language="es" fo:country="ES" officeooo:rsid="0016be01" loext:padding="0cm" loext:border="none"/>
    </style:style>
    <style:style style:name="T10" style:family="text">
      <style:text-properties fo:language="es" fo:country="ES" officeooo:rsid="0017b3d6" loext:padding="0cm" loext:border="none"/>
    </style:style>
    <style:style style:name="T11" style:family="text">
      <style:text-properties fo:language="es" fo:country="ES" officeooo:rsid="001bbbf0" loext:padding="0cm" loext:border="none"/>
    </style:style>
    <style:style style:name="T12" style:family="text">
      <style:text-properties fo:language="es" fo:country="ES" officeooo:rsid="001e58c5" loext:padding="0cm" loext:border="none"/>
    </style:style>
    <style:style style:name="T13" style:family="text">
      <style:text-properties loext:padding="0cm" loext:border="none"/>
    </style:style>
    <style:style style:name="T14" style:family="text">
      <style:text-properties fo:font-variant="normal" fo:text-transform="none" fo:color="#000000" style:font-name="Arial" fo:font-size="10.5pt" fo:letter-spacing="normal" fo:font-style="normal" fo:font-weight="bold"/>
    </style:style>
    <style:style style:name="T15" style:family="text">
      <style:text-properties fo:font-variant="normal" fo:text-transform="none" fo:color="#000000" style:font-name="Arial" fo:font-size="10.5pt" fo:letter-spacing="normal" fo:language="es" fo:country="ES" fo:font-style="normal" fo:font-weight="bold" loext:padding="0cm" loext:border="none"/>
    </style:style>
    <style:style style:name="T16" style:family="text">
      <style:text-properties fo:font-weight="normal" officeooo:rsid="0014cf24" style:font-weight-asian="normal" style:font-weight-complex="normal" loext:padding="0cm"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4">Rendimiento</text:span></text:p>
      <text:p text:style-name="P1"><text:span text:style-name="T15"/></text:p>
      <text:p text:style-name="P1"><text:span text:style-name="T2">El rendimiento se refiere a la cantidad de datos que puede transferir de un lugar a otro en un periodo de tiempo determinado.</text:span></text:p>
      <text:p text:style-name="P14"><text:span text:style-name="T1">El rendimiento es más confiable cuan más alto sea por lo que es más eficiente. El rendimiento se calcula por el total número de paquetes transmitidos en la simulación, para calcular el rendimiento se utiliza la siguiente formula:</text:span></text:p>
      <text:p text:style-name="P17"><text:bookmark text:name="MathJax-Element-4-Frame"/><text:bookmark text:name="MathJax-Span-12"/><text:bookmark text:name="MathJax-Span-13"/><text:bookmark text:name="MathJax-Span-14"/>R<text:bookmark text:name="MathJax-Span-15"/>= <text:bookmark text:name="MathJax-Span-19"/><text:bookmark text:name="MathJax-Span-18"/><text:bookmark text:name="MathJax-Span-17"/>P<text:bookmark text:name="MathJax-Span-20"/>r<text:bookmark text:name="MathJax-Span-21"/><text:bookmark text:name="MathJax-Span-22"/>T<text:bookmark text:name="MathJax-Span-23"/>s</text:p>
      <text:p text:style-name="P17"><text:s/></text:p>
      <text:p text:style-name="P1"><text:span text:style-name="T2">Donde </text:span><text:bookmark text:name="MathJax-Element-3-Frame"/><text:bookmark text:name="MathJax-Span-9"/><text:bookmark text:name="MathJax-Span-10"/><text:bookmark text:name="MathJax-Span-11"/><text:span text:style-name="T13">R </text:span><text:span text:style-name="T2">= rendimiento, </text:span><text:bookmark text:name="MathJax-Element-2-Frame"/><text:bookmark text:name="MathJax-Span-5"/><text:bookmark text:name="MathJax-Span-6"/><text:bookmark text:name="MathJax-Span-7"/><text:span text:style-name="T13">P</text:span><text:bookmark text:name="MathJax-Span-8"/><text:span text:style-name="T13">r </text:span><text:span text:style-name="T2">=paquetes recibidos</text:span><text:span text:style-name="T13"> </text:span><text:span text:style-name="T2">y </text:span><text:bookmark text:name="MathJax-Element-1-Frame"/><text:bookmark text:name="MathJax-Span-1"/><text:bookmark text:name="MathJax-Span-2"/><text:bookmark text:name="MathJax-Span-3"/><text:span text:style-name="T13">T</text:span><text:bookmark text:name="MathJax-Span-4"/><text:span text:style-name="T13">s </text:span><text:span text:style-name="T2">= tiempo de simulación.</text:span><text:span text:style-name="T13"> </text:span></text:p>
      <text:p text:style-name="P1"><text:span text:style-name="T13"/></text:p>
      <text:p text:style-name="P3"><text:span text:style-name="T2">Tasa de envío de paquetes</text:span><text:span text:style-name="T13"> </text:span></text:p>
      <text:p text:style-name="P2"><text:span text:style-name="T16">A</text:span><text:span text:style-name="T5">nálisis</text:span><text:span text:style-name="T2"> del envío y recepción de paquetes de un protocolo de enrutamiento. Para el cálculo</text:span><text:span text:style-name="T13"> </text:span><text:span text:style-name="T2">de la tasa de envió</text:span><text:span text:style-name="T13"> </text:span><text:span text:style-name="T2">de divide el total de paquetes recibidos para los paquetes enviados, multiplicándolo</text:span><text:span text:style-name="T13"> </text:span><text:span text:style-name="T2">por el valor 100% y obtener un porcentaje, este cálculo de la tasa de envío de paquetes utiliza l</text:span><text:span text:style-name="T8">a</text:span><text:span text:style-name="T4"> </text:span><text:span text:style-name="T6">siguiente formula: <text:s/></text:span></text:p>
      <text:p text:style-name="P17"/>
      <text:p text:style-name="P17"><text:bookmark text:name="MathJax-Element-5-Frame"/><text:bookmark text:name="MathJax-Span-24"/><text:bookmark text:name="MathJax-Span-25"/><text:bookmark text:name="MathJax-Span-26"/>T<text:bookmark text:name="MathJax-Span-27"/>E<text:bookmark text:name="MathJax-Span-28"/>P<text:bookmark text:name="MathJax-Span-29"/>= <text:bookmark text:name="MathJax-Span-33"/><text:bookmark text:name="MathJax-Span-32"/><text:bookmark text:name="MathJax-Span-31"/>P<text:bookmark text:name="MathJax-Span-34"/>r<text:bookmark text:name="MathJax-Span-35"/><text:bookmark text:name="MathJax-Span-36"/>P<text:bookmark text:name="MathJax-Span-37"/>e<text:bookmark text:name="MathJax-Span-38"/>∗<text:bookmark text:name="MathJax-Span-39"/>100<text:bookmark text:name="MathJax-Span-40"/>%</text:p>
      <text:p text:style-name="P17"><text:s/></text:p>
      <text:p text:style-name="P16"><text:span text:style-name="T1">Donde </text:span><text:bookmark text:name="MathJax-Span-57"/><text:bookmark text:name="MathJax-Span-56"/><text:bookmark text:name="MathJax-Span-55"/><text:bookmark text:name="MathJax-Element-9-Frame"/>T<text:bookmark text:name="MathJax-Span-58"/>E<text:bookmark text:name="MathJax-Span-59"/>P <text:span text:style-name="T1">= tasa de envío de paquetes, </text:span><text:bookmark text:name="MathJax-Span-43"/><text:bookmark text:name="MathJax-Span-42"/><text:bookmark text:name="MathJax-Span-41"/><text:bookmark text:name="MathJax-Element-6-Frame"/>P<text:bookmark text:name="MathJax-Span-44"/>r <text:span text:style-name="T1">= paquetes recibidos y </text:span><text:bookmark text:name="MathJax-Span-53"/><text:bookmark text:name="MathJax-Span-52"/><text:bookmark text:name="MathJax-Span-51"/><text:bookmark text:name="MathJax-Element-8-Frame"/>P<text:bookmark text:name="MathJax-Span-54"/>e <text:span text:style-name="T1">= paquetes enviados.</text:span> </text:p>
      <text:p text:style-name="P2"><text:span text:style-name="T4"/></text:p>
      <text:p text:style-name="P2"><text:span text:style-name="T4">Retardo promedio </text:span></text:p>
      <text:p text:style-name="P4"><text:span text:style-name="T9">E</text:span><text:span text:style-name="T8">l retardo es el intervalo de tiempo entre la generación de paquetes de un nodo origen y la entrega exitosa en un nodo destino, es decir el tiempo en que demora un paquete en transmitirse en la red. </text:span></text:p>
      <text:p text:style-name="P4"><text:span text:style-name="T8"/></text:p>
      <text:p text:style-name="P15"><text:span text:style-name="T7">Es muy importante el retarde ya que con esta medida se define que el protocolo es eficiente. Para calcular el retardo se divide la suma del retardo para el número de paquetes recibidos, utiliza la siguiente formula: </text:span></text:p>
      <text:p text:style-name="P17"><text:bookmark text:name="MathJax-Element-10-Frame"/><text:bookmark text:name="MathJax-Span-60"/><text:bookmark text:name="MathJax-Span-61"/><text:bookmark text:name="MathJax-Span-62"/>R<text:bookmark text:name="MathJax-Span-63"/>p<text:bookmark text:name="MathJax-Span-64"/>=<text:bookmark text:name="MathJax-Span-65"/><text:bookmark text:name="MathJax-Span-66"/><text:bookmark text:name="MathJax-Span-67"/>S<text:bookmark text:name="MathJax-Span-68"/>r<text:bookmark text:name="MathJax-Span-69"/><text:bookmark text:name="MathJax-Span-70"/>P<text:bookmark text:name="MathJax-Span-71"/>r</text:p>
      <text:p text:style-name="P17"><text:s/></text:p>
      <text:p text:style-name="P16"><text:s/><text:span text:style-name="T1">Donde </text:span><text:bookmark text:name="MathJax-Span-78"/><text:bookmark text:name="MathJax-Span-77"/><text:bookmark text:name="MathJax-Span-76"/><text:bookmark text:name="MathJax-Element-12-Frame"/>R<text:bookmark text:name="MathJax-Span-79"/>p <text:span text:style-name="T1">= retardo promedio, </text:span><text:bookmark text:name="MathJax-Span-74"/><text:bookmark text:name="MathJax-Span-73"/><text:bookmark text:name="MathJax-Span-72"/><text:bookmark text:name="MathJax-Element-11-Frame"/>S<text:bookmark text:name="MathJax-Span-75"/>r <text:span text:style-name="T1">= suma del retardo y </text:span><text:bookmark text:name="MathJax-Span-48"/><text:bookmark text:name="MathJax-Span-47"/><text:bookmark text:name="MathJax-Span-46"/><text:bookmark text:name="MathJax-Element-7-Frame"/>P<text:bookmark text:name="MathJax-Span-49"/>r <text:span text:style-name="T1">= paquetes recibidos.</text:span> </text:p>
      <text:p text:style-name="P4"><text:span text:style-name="T4"/></text:p>
      <text:p text:style-name="P5"><text:span text:style-name="T3">Variación del </text:span><text:span text:style-name="T4">Retardo promedio</text:span></text:p>
      <text:p text:style-name="P5"><text:span text:style-name="T2">La variación del retardo de paquetes (jitter) es la diferencia en el retardo de comunicaciones de extremo a extremo de los paquetes que se seleccionan.</text:span></text:p>
      <text:p text:style-name="P5"><text:span text:style-name="T2"/></text:p>
      <text:p text:style-name="P10"><text:span text:style-name="T2">Pérdida de paquetes</text:span></text:p>
      <text:p text:style-name="P5"><text:span text:style-name="T2">La pérdida de paquetes es la cantidad de paquetes </text:span><text:span text:style-name="T10">que son descartados en la red debido a la alta tasa de error en los medios de enlace, utiliza la siguiente fórmula:</text:span></text:p>
      <text:p text:style-name="P6"><text:span text:style-name="T10"/></text:p>
      <text:p text:style-name="P6"><text:span text:style-name="T2">Pp = pT – Pr</text:span></text:p>
      <text:p text:style-name="P6"><text:span text:style-name="T2"/></text:p>
      <text:p text:style-name="P6"><text:span text:style-name="T2">Donde Pp= paquetes perdidos, Pt = paquetes </text:span><text:span text:style-name="T12">transmitidos</text:span><text:span text:style-name="T2"> <text:s/>Pr = Paquetes recibidos.</text:span></text:p>
      <text:p text:style-name="P6"><text:span text:style-name="T2"/></text:p>
      <text:p text:style-name="P11"><text:span text:style-name="T2">Secuencia de tiempo (stevens)</text:span></text:p>
      <text:p text:style-name="P7"><text:span text:style-name="T2">Gráfico simple del número de secuencia TCP a lo largo de tiempo,</text:span></text:p>
      <text:p text:style-name="P7"><text:span text:style-name="T2"/></text:p>
      <text:p text:style-name="P11"><text:span text:style-name="T2">Round-trip time</text:span></text:p>
      <text:p text:style-name="P8"><text:soft-page-break/><text:span text:style-name="T2">Tiempo que tarda un</text:span><text:span text:style-name="T11">a solicitud de red para pasar de un punto de partida a un destino y volver de nuevo al punto de partida. Es importante para determinar el estado de una conexión en la red.</text:span></text:p>
      <text:p text:style-name="P8"><text:span text:style-name="T2"/></text:p>
      <text:p text:style-name="P12"><text:span text:style-name="T2">Secuencia de tiempo </text:span></text:p>
      <text:p text:style-name="P9"><text:span text:style-name="T2">Muestra métricas que incluye segmentos de reenvío, con acuses de recibo, tamaños de ventana inversa.</text:span></text:p>
      <text:p text:style-name="P9"><text:span text:style-name="T2"/></text:p>
      <text:p text:style-name="P13"><text:span text:style-name="T2">Window Scaling </text:span></text:p>
      <text:p text:style-name="P9"><text:span text:style-name="T2">Tamaño de ventana y bytes pendien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Arial MSFontServic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C"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C"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7T03:22:33.241016842</meta:creation-date>
    <dc:date>2019-10-17T06:07:36.215958920</dc:date>
    <meta:editing-duration>PT3M19S</meta:editing-duration>
    <meta:editing-cycles>2</meta:editing-cycles>
    <meta:generator>LibreOffice/5.2.7.2$Linux_X86_64 LibreOffice_project/20m0$Build-2</meta:generator>
    <meta:document-statistic meta:table-count="0" meta:image-count="0" meta:object-count="0" meta:page-count="2" meta:paragraph-count="31" meta:word-count="407" meta:character-count="2340" meta:non-whitespace-character-count="1944"/>
  </office:meta>
</office:document-meta>
</file>